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94171">
            <text:p>21.5494171</text:p>
          </table:table-cell>
          <table:table-cell table:style-name="ce25" office:value-type="float" office:value="39.1632581">
            <text:p>39.163258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6];[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7];[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0];[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2];[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6];[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7];[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8];[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89];[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0];[Styles.A$1:.C$400];2)" office:value-type="string">
            <text:p>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6.5583389</text:p>
          </table:table-cell>
          <table:table-cell table:style-name="ce29"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